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tenbank Eingabe</text:p>
          </table:table-cell>
          <table:table-cell table:style-name="ce1" office:value-type="string" calcext:value-type="string">
            <text:p>Neues Artikel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rtikel bearbeiten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hlerausgabe</text:p>
          </table:table-cell>
          <table:table-cell table:style-name="ce2" office:value-type="string" calcext:value-type="string">
            <text:p>Pop-up im Fehlerfall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rdParty Text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Geocodierung von Artikeln</text:p>
          </table:table-cell>
          <table:table-cell table:style-name="ce2" office:value-type="string" calcext:value-type="string">
            <text:p>Mit Karte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Die ersten Schlagworte nach Schlagworte kopieren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fiken als SVG einbind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te der Jahr/Zeitschrift/Ausgabe-Liste an max text anpass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.00.0000</text:date>, <text:time style:data-style-name="N2" text:time-value="20:23:12.2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9-16T20:24:00.115000000</dc:date>
    <meta:editing-duration>PT6H11M44S</meta:editing-duration>
    <meta:editing-cycles>7</meta:editing-cycles>
    <meta:generator>LibreOffice/6.3.2.2$Windows_X86_64 LibreOffice_project/98b30e735bda24bc04ab42594c85f7fd8be07b9c</meta:generator>
    <meta:document-statistic meta:table-count="1" meta:cell-count="29" meta:object-count="0"/>
  </office:meta>
</office:document-meta>
</file>